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24-12-3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24-01-10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23-01-0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21-12-30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21-01-0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20-01-0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8-12-2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7-12-2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7-01-10 16:1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6-01-13 15:39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5-01-07 19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3-01-14 19:0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2-01-18 18:4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1-01-05 16:3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10-01-06 18:0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9-01-07 20:2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8-01-16 19:2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7-01-05 16:1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6-01-07 00:06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5-01-16 15:27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4-01-06 17:4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3-01-13 18:1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2-01-08 22:2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1-01-12 00:0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2000-01-04 21:0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1999-01-15 16:3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1998-01-16 19:38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31097301402</text:p>
          </table:table-cell>
          <table:table-cell office:value-type="string" calcext:value-type="string">
            <text:p>199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